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2cm" fo:text-align="justify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Auto avaliação Didática</text:p>
      <text:p text:style-name="P1"/>
      <text:p text:style-name="P1">Texto texto texto: texto ? /texto.kkkkkkkkkkkkkkkkkkkkkkkkkkkkkkkkkkkkkkkkkkkkkk. llllllllllllllllllllllllllllllllllllllllllllllllllllllllllllllllllllllllllllllllllllllllllllllllllllllllllllllllllllllllllllllllllllllllllllllllllllllllllllllllllllllllllllllllllllllllllllllllllllllllllllllllllllllllllllllllllllllllllllllllllllllllllllllllllll</text:p>
      <text:p text:style-name="P1">Texto textro texto texto texto texto texto texto texto texto ! Tex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08T10:45:14</meta:creation-date>
    <dc:date>2011-01-08T11:07:11</dc:date>
    <meta:editing-cycles>2</meta:editing-cycles>
    <meta:editing-duration>PT20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20" meta:character-count="434"/>
  </office:meta>
</office:document-meta>
</file>